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4" style:family="table-column">
      <style:table-column-properties style:column-width="1.9652in"/>
    </style:style>
    <style:style style:name="TableColumn5" style:family="table-column">
      <style:table-column-properties style:column-width="3.8395in"/>
    </style:style>
    <style:style style:name="TableColumn6" style:family="table-column">
      <style:table-column-properties style:column-width="4.2326in"/>
    </style:style>
    <style:style style:name="Table3" style:family="table">
      <style:table-properties style:width="10.037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paragraph-properties fo:margin-bottom="0in" fo:line-height="100%"/>
    </style:style>
    <style:style style:name="T46" style:parent-style-name="Absatz-Standardschriftar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Die Staatsratsszene IV/<text:s/>7-9</text:p>
      <text:p text:style-name="P2">FRAGE:<text:tab/>…………………………………………………………………………………………………………………………..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  <text:p text:style-name="P10"/>
          </table:table-cell>
          <table:table-cell table:style-name="TableCell11">
            <text:p text:style-name="P12">BURLEIGH: _________________</text:p>
          </table:table-cell>
          <table:table-cell table:style-name="TableCell13">
            <text:p text:style-name="P14">SHREWSBURY: _______________________</text:p>
          </table:table-cell>
        </table:table-row>
        <table:table-row table:style-name="TableRow15">
          <table:table-cell table:style-name="TableCell16">
            <text:p text:style-name="P17">Gründe</text:p>
          </table:table-cell>
          <table:table-cell table:style-name="TableCell18"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Ziele</text:p>
          </table:table-cell>
          <table:table-cell table:style-name="TableCell35"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Grund-</text:p>
            <text:p text:style-name="P45"><text:span text:style-name="T46">einstellungen</text:span></text:p>
          </table:table-cell>
          <table:table-cell table:style-name="TableCell47"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</table:table-cell>
          <table:table-cell table:style-name="TableCell56">
            <text:p text:style-name="P57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ne Sieber</meta:initial-creator>
    <dc:creator>Christine Sieber</dc:creator>
    <meta:creation-date>2020-09-23T18:51:00Z</meta:creation-date>
    <dc:date>2020-09-23T18:51:00Z</dc:date>
    <meta:template xlink:href="Normal" xlink:type="simple"/>
    <meta:editing-cycles>2</meta:editing-cycles>
    <meta:editing-duration>PT0S</meta:editing-duration>
    <meta:document-statistic meta:page-count="1" meta:paragraph-count="1" meta:word-count="29" meta:character-count="214" meta:row-count="1" meta:non-whitespace-character-count="186"/>
  </office:meta>
</office:document-meta>
</file>